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008000"/>
    </style:style>
    <style:style style:name="P5" style:family="paragraph" style:parent-style-name="Standard">
      <style:paragraph-properties fo:text-align="justify" style:justify-single-word="false"/>
      <style:text-properties fo:color="#008000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8000" fo:font-style="normal"/>
    </style:style>
    <style:style style:name="P12" style:family="paragraph" style:parent-style-name="Standard">
      <style:text-properties fo:font-variant="normal" fo:text-transform="none" fo:font-style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font-style="normal"/>
    </style:style>
    <style:style style:name="P14" style:family="paragraph" style:parent-style-name="Standard">
      <style:text-properties fo:font-variant="normal" fo:text-transform="none" fo:color="#b01813" style:font-name="Times New Roman" fo:font-style="normal"/>
    </style:style>
    <style:style style:name="P15" style:family="paragraph" style:parent-style-name="Standard">
      <style:text-properties fo:font-variant="normal" fo:text-transform="none" fo:color="#a020f0" fo:font-style="normal"/>
    </style:style>
    <style:style style:name="P16" style:family="paragraph" style:parent-style-name="Standard">
      <style:text-properties fo:color="#b01813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 style:list-style-name="L1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/>
    </style:style>
    <style:style style:name="T3" style:family="text">
      <style:text-properties fo:color="#000000" fo:font-style="normal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4a55db"/>
    </style:style>
    <style:style style:name="T6" style:family="text">
      <style:text-properties fo:color="#4a55db" fo:font-style="normal"/>
    </style:style>
    <style:style style:name="T7" style:family="text">
      <style:text-properties fo:color="#bc8f8f"/>
    </style:style>
    <style:style style:name="T8" style:family="text">
      <style:text-properties fo:color="#bc8f8f" fo:font-style="normal"/>
    </style:style>
    <style:style style:name="T9" style:family="text">
      <style:text-properties fo:color="#64ae64" fo:font-style="italic"/>
    </style:style>
    <style:style style:name="T10" style:family="text">
      <style:text-properties fo:color="#5c5c5c"/>
    </style:style>
    <style:style style:name="T11" style:family="text">
      <style:text-properties fo:color="#5c5c5c" fo:font-style="normal"/>
    </style:style>
    <style:style style:name="T12" style:family="text">
      <style:text-properties fo:color="#ffaa00"/>
    </style:style>
    <style:style style:name="T13" style:family="text">
      <style:text-properties fo:color="#ffaa00" fo:font-style="normal"/>
    </style:style>
    <style:style style:name="T14" style:family="text">
      <style:text-properties fo:color="#a020f0"/>
    </style:style>
    <style:style style:name="T15" style:family="text">
      <style:text-properties fo:font-style="normal"/>
    </style:style>
    <style:style style:name="T16" style:family="text">
      <style:text-properties fo:font-variant="normal" fo:text-transform="none" fo:font-style="normal"/>
    </style:style>
    <style:style style:name="T17" style:family="text">
      <style:text-properties fo:font-variant="normal" fo:text-transform="none" style:text-position="super 58%" fo:font-style="normal"/>
    </style:style>
    <style:style style:name="T18" style:family="text">
      <style:text-properties style:text-position="super 58%"/>
    </style:style>
    <style:style style:name="T19" style:family="text">
      <style:text-properties fo:color="#32b9b9"/>
    </style:style>
    <style:style style:name="T20" style:family="text">
      <style:text-properties fo:color="#32b9b9" fo:font-style="normal"/>
    </style:style>
    <style:style style:name="T21" style:family="text">
      <style:text-properties fo:color="#b01813"/>
    </style:style>
    <style:style style:name="T22" style:family="text">
      <style:text-properties fo:color="#834310" fo:font-weight="bold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RDF : TP : Classement de caractère manuscrits par Régression Logistique</text:p>
      <text:p text:style-name="Standard"/>
      <text:p text:style-name="Standard">binôme : Benjamin Ruytoor et Aurore Allart<text:tab/></text:p>
      <text:p text:style-name="Standard">date : 11 mars 2013</text:p>
      <text:p text:style-name="Standard"/>
      <text:p text:style-name="P2">Introduction</text:p>
      <text:p text:style-name="P3"/>
      <text:p text:style-name="P3"><text:tab/>Nous avons vu dans le TP précédent, 2 algorithmes de reconnaissance de forme : kNN et Naive Bayes. Dans ce TP, nous allons voir un autre algorithme Régression Logistique. La régression logistique est un modèle de régression binomiale : il s'agit de modéliser l'effet d'un vecteur de variables aléatoires sur variable aléatoire binomiale. </text:p>
      <text:p text:style-name="P3"/>
      <text:list xml:id="list40719502" text:style-name="L1">
        <text:list-item>
          <text:p text:style-name="P7">Explication du code</text:p>
        </text:list-item>
      </text:list>
      <text:p text:style-name="P3"/>
      <text:p text:style-name="P3"><text:tab/>Ce code est divisé en 3 parties : </text:p>
      <text:list xml:id="list40690694" text:style-name="L2">
        <text:list-item>
          <text:p text:style-name="P10">Chargement des données et initialisation des variables.</text:p>
        </text:list-item>
        <text:list-item>
          <text:p text:style-name="P10">Classement des chiffres par l'algorithme.</text:p>
        </text:list-item>
        <text:list-item>
          <text:p text:style-name="P10">Prédiction de la reconnaissance.</text:p>
        </text:list-item>
      </text:list>
      <text:p text:style-name="P3"/>
      <text:p text:style-name="P3"><text:tab/>Dans la première partie, nous allons résumer ce que fait le code. </text:p>
      <text:p text:style-name="P3"><text:tab/>Tout d'abord, on augmente la taille de la pile de Scilab pour éviter un arrêt du programme par manque de place. Ensuite, on charge le fichier contenant les chiffres à classer. </text:p>
      <text:p text:style-name="P3"><text:tab/>Puis, on calcule les différentes variables qu'on aura besoin par la suite pour afficher les 100 premières images, ainsi que pour les calculs de reconnaissance. </text:p>
      <text:p text:style-name="P3"><text:tab/>Enfin on affiche les 100 premières images à classer et on attend une réponse de l'utilisateur.</text:p>
      <text:p text:style-name="P11"/>
      <text:p text:style-name="P3"><text:span text:style-name="T16"><text:tab/>Voici la 2</text:span><text:span text:style-name="T17">e</text:span><text:span text:style-name="T16"> partie du programme, celle du classement des images. La partie contenant le code permettant le classement des images par la fonction sigmoïde. </text:span></text:p>
      <text:p text:style-name="P13"><text:tab/>Tout d'abord, on supprime l'image affichée. Ensuite, on définit le nombre de classe différente pour le tri, par exemple la classe 1, 2, 3, etc. </text:p>
      <text:p text:style-name="P13"><text:tab/>Puis, on définit le théta qui sera utiliser dans la fonction 'sigmoid', et on définit le calcul de celle-ci. Après, on code une fonction 'lrCout' qui utilise la fonction 'sigmoid'. </text:p>
      <text:p text:style-name="P13"><text:tab/>Enfin, on fait appel dans une boucle, à fonction définit précédemment sur toutes les images.</text:p>
      <text:p text:style-name="P6"/>
      <text:p text:style-name="P5"><text:tab/>La fonction sigmoïde est la fonction de répartition de la loi logistique. La courbe possède 2 asymptotes en y = 0 et y = 1. Si la fonction retourne 1, cela veut dire que l'image fait parti de cette classe, sinon elle fait partie d'une autres classe, qu'on ne peut déterminer tout de suite.</text:p>
      <text:p text:style-name="P6"><text:span text:style-name="T21">function</text:span> <text:span text:style-name="T22">g</text:span><text:span text:style-name="T10">=</text:span><text:span text:style-name="T4">sigmoid</text:span><text:span text:style-name="T5">(</text:span><text:span text:style-name="T22">z</text:span><text:span text:style-name="T5">)</text:span></text:p>
      <text:p text:style-name="P6"><text:span text:style-name="T22">g</text:span> <text:span text:style-name="T10">=</text:span> <text:span text:style-name="T7">1.0</text:span> <text:span text:style-name="T10">./</text:span> <text:span text:style-name="T5">(</text:span><text:span text:style-name="T7">1.0</text:span> <text:span text:style-name="T10">+</text:span> <text:span text:style-name="T19">exp</text:span><text:span text:style-name="T5">(</text:span><text:span text:style-name="T10">-</text:span><text:span text:style-name="T22">z</text:span><text:span text:style-name="T5">))</text:span><text:span text:style-name="T1">;</text:span></text:p>
      <text:p text:style-name="P14">endfunc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text:span text:style-name="T23">param</text:span> : </text:p>
      <text:p text:style-name="P4"><text:s text:c="2"/>theta = contient les valeurs de a et b dans l'équation de la droite de Sigmoid</text:p>
      <text:p text:style-name="P4"><text:s text:c="2"/>ind = paramètre non utilisé. Permet à Scilab d'allouer de la mémoire à l’intérieur de son espace de traval</text:p>
      <text:p text:style-name="P4"><text:s text:c="2"/>X = tableau contenant les images</text:p>
      <text:p text:style-name="P4"><text:s text:c="2"/>new_y = tableau qui permet de prendre que les images pour le test par exemple tous les images contenant des 0 (y tableau qui contient la valeur du chiffre de l'image)</text:p>
      <text:p text:style-name="P4"/>
      <text:p text:style-name="P4"><text:span text:style-name="T23">return</text:span> : </text:p>
      <text:p text:style-name="P4"><text:s text:c="2"/>J = cout d'une prédiction</text:p>
      <text:p text:style-name="P4"><text:s text:c="2"/>grad = dérivé partielle de la fonction J</text:p>
      <text:p text:style-name="P4"><text:s text:c="2"/>ind = paramètre non utilisé. Permet à Scilab d'allouer de la mémoire à l’intérieur de son espace de traval</text:p>
      <text:p text:style-name="P16"/>
      <text:p text:style-name="Standard"><text:span text:style-name="T21">function</text:span> <text:span text:style-name="T5">[</text:span><text:span text:style-name="T22">J</text:span><text:span text:style-name="T1">, </text:span><text:span text:style-name="T22">grad</text:span><text:span text:style-name="T1">, </text:span><text:span text:style-name="T22">ind</text:span><text:span text:style-name="T5">]</text:span><text:span text:style-name="T10">=</text:span><text:span text:style-name="T4">lrCout</text:span><text:span text:style-name="T5">(</text:span><text:span text:style-name="T22">theta</text:span><text:span text:style-name="T1">, </text:span><text:span text:style-name="T22">ind</text:span><text:span text:style-name="T1">, </text:span><text:span text:style-name="T22">X</text:span><text:span text:style-name="T1">, </text:span><text:span text:style-name="T22">new_y</text:span><text:span text:style-name="T5">)</text:span></text:p>
      <text:p text:style-name="Standard"><text:span text:style-name="T5">[</text:span><text:span text:style-name="T1">X_lignes,X_cols</text:span><text:span text:style-name="T5">]</text:span><text:span text:style-name="T10">=</text:span><text:span text:style-name="T19">size</text:span><text:span text:style-name="T5">(</text:span><text:span text:style-name="T22">X</text:span><text:span text:style-name="T5">)</text:span><text:span text:style-name="T1">;</text:span></text:p>
      <text:p text:style-name="Standard"><text:span text:style-name="T1">lambda</text:span> <text:span text:style-name="T10">=</text:span> <text:span text:style-name="T7">0.1</text:span><text:span text:style-name="T1">;</text:span><text:span text:style-name="T9">//Paramettre de regularisation </text:span></text:p>
      <text:p text:style-name="Standard"><text:span text:style-name="T1">taille_theta</text:span> <text:span text:style-name="T10">=</text:span> <text:span text:style-name="T19">size</text:span><text:span text:style-name="T5">(</text:span><text:span text:style-name="T22">theta</text:span><text:span text:style-name="T5">)</text:span><text:span text:style-name="T1">;</text:span></text:p>
      <text:p text:style-name="Standard"><text:span text:style-name="T1">oo</text:span> <text:span text:style-name="T10">=</text:span> <text:span text:style-name="T19">ones</text:span><text:span text:style-name="T5">(</text:span><text:span text:style-name="T1">taille_theta</text:span><text:span text:style-name="T5">(</text:span><text:span text:style-name="T7">1</text:span><text:span text:style-name="T5">)</text:span><text:span text:style-name="T1">,taille_theta</text:span><text:span text:style-name="T5">(</text:span><text:span text:style-name="T7">2</text:span><text:span text:style-name="T5">))</text:span><text:span text:style-name="T1">;</text:span></text:p>
      <text:p text:style-name="Standard"><text:span text:style-name="T1">oo</text:span><text:span text:style-name="T5">(</text:span><text:span text:style-name="T7">1</text:span><text:span text:style-name="T5">)</text:span><text:span text:style-name="T10">=</text:span><text:span text:style-name="T7">0</text:span><text:span text:style-name="T1">;</text:span></text:p>
      <text:p text:style-name="Standard"><text:span text:style-name="T22">J</text:span> <text:span text:style-name="T10">=</text:span> <text:s/><text:span text:style-name="T5">(</text:span><text:span text:style-name="T7">1</text:span><text:span text:style-name="T10">/</text:span><text:span text:style-name="T1">X_lignes</text:span><text:span text:style-name="T5">)</text:span> <text:span text:style-name="T10">*</text:span> <text:span text:style-name="T5">(</text:span> <text:span text:style-name="T10">-</text:span><text:span text:style-name="T22">new_y</text:span><text:span text:style-name="T10">'*</text:span><text:span text:style-name="T19">log</text:span><text:span text:style-name="T5">(</text:span><text:span text:style-name="T4">sigmoid</text:span><text:span text:style-name="T5">(</text:span><text:span text:style-name="T22">X</text:span><text:span text:style-name="T10">*</text:span><text:span text:style-name="T22">theta</text:span><text:span text:style-name="T5">))</text:span> <text:span text:style-name="T10">-</text:span><text:span text:style-name="T5">(</text:span><text:span text:style-name="T7">1</text:span><text:span text:style-name="T10">-</text:span><text:span text:style-name="T22">new_y</text:span><text:span text:style-name="T5">)</text:span><text:span text:style-name="T10">'*</text:span><text:span text:style-name="T19">log</text:span><text:span text:style-name="T5">(</text:span><text:span text:style-name="T7">1</text:span><text:span text:style-name="T10">-</text:span><text:span text:style-name="T4">sigmoid</text:span><text:span text:style-name="T5">(</text:span><text:span text:style-name="T22">X</text:span><text:span text:style-name="T10">*</text:span><text:span text:style-name="T22">theta</text:span><text:span text:style-name="T5">)))</text:span> <text:s/><text:span text:style-name="T10">+</text:span> <text:span text:style-name="T5">(</text:span><text:span text:style-name="T1">lambda</text:span> <text:span text:style-name="T10">/</text:span><text:span text:style-name="T5">(</text:span><text:span text:style-name="T7">2</text:span><text:span text:style-name="T10">*</text:span><text:span text:style-name="T1">X_lignes</text:span><text:span text:style-name="T5">))</text:span> <text:span text:style-name="T10">*</text:span> <text:span text:style-name="T19">sum</text:span><text:span text:style-name="T5">(</text:span><text:span text:style-name="T22">theta</text:span><text:span text:style-name="T10">.^</text:span><text:span text:style-name="T7">2</text:span><text:span text:style-name="T5">)</text:span><text:span text:style-name="T1">;</text:span></text:p>
      <text:p text:style-name="Standard"><text:span text:style-name="T22">grad</text:span> <text:span text:style-name="T10">=</text:span> <text:s/><text:span text:style-name="T5">(</text:span><text:span text:style-name="T7">1</text:span> <text:span text:style-name="T10">/</text:span> <text:span text:style-name="T1">X_lignes</text:span><text:span text:style-name="T5">)</text:span> <text:span text:style-name="T10">*</text:span> <text:span text:style-name="T5">(</text:span><text:span text:style-name="T22">X</text:span><text:span text:style-name="T10">'</text:span> <text:span text:style-name="T10">*</text:span> <text:span text:style-name="T5">(</text:span><text:span text:style-name="T4">sigmoid</text:span><text:span text:style-name="T5">(</text:span><text:span text:style-name="T22">X</text:span> <text:span text:style-name="T10">*</text:span> <text:span text:style-name="T22">theta</text:span><text:span text:style-name="T5">)</text:span> <text:span text:style-name="T10">-</text:span> <text:span text:style-name="T22">new_y</text:span><text:span text:style-name="T5">)</text:span> <text:span text:style-name="T10">+</text:span> <text:span text:style-name="T1">lambda</text:span><text:span text:style-name="T10">*</text:span><text:span text:style-name="T22">theta</text:span><text:span text:style-name="T10">.*</text:span><text:span text:style-name="T1">oo</text:span><text:span text:style-name="T5">)</text:span><text:span text:style-name="T1">;</text:span></text:p>
      <text:p text:style-name="Standard">endfunction</text:p>
      <text:p text:style-name="Standard"/>
      <text:p text:style-name="P4">//boucle qui appelle la fonction précédente</text:p>
      <text:p text:style-name="Standard"><text:span text:style-name="T14">for</text:span> <text:span text:style-name="T1">ii</text:span><text:span text:style-name="T10">=</text:span><text:span text:style-name="T7">1</text:span><text:span text:style-name="T12">:</text:span><text:span text:style-name="T1">num_labels</text:span></text:p>
      <text:p text:style-name="Standard"><text:s text:c="4"/><text:span text:style-name="T2">new_y</text:span><text:span text:style-name="T11">=</text:span><text:span text:style-name="T8">1</text:span><text:span text:style-name="T11">*</text:span><text:span text:style-name="T6">(</text:span><text:span text:style-name="T2">y</text:span><text:span text:style-name="T11">==</text:span><text:span text:style-name="T2">ii</text:span><text:span text:style-name="T6">)</text:span><text:span text:style-name="T2">;</text:span></text:p>
      <text:p text:style-name="Standard"><text:s text:c="4"/><text:span text:style-name="T2">costf</text:span><text:span text:style-name="T11">=</text:span><text:span text:style-name="T20">list</text:span><text:span text:style-name="T6">(</text:span><text:span text:style-name="T3">lrCout</text:span><text:span text:style-name="T2">,</text:span><text:span text:style-name="T15"> </text:span><text:span text:style-name="T2">X,new_y</text:span><text:span text:style-name="T6">)</text:span><text:span text:style-name="T2">;</text:span></text:p>
      <text:p text:style-name="Standard"><text:s text:c="3"/><text:span text:style-name="T6">[</text:span><text:span text:style-name="T2">cout,</text:span><text:span text:style-name="T15"> </text:span><text:span text:style-name="T2">bb</text:span><text:span text:style-name="T6">]</text:span><text:span text:style-name="T11">=</text:span><text:span text:style-name="T20">optim</text:span><text:span text:style-name="T6">(</text:span><text:span text:style-name="T2">costf,all_theta</text:span><text:span text:style-name="T6">(</text:span><text:span text:style-name="T2">ii,</text:span><text:span text:style-name="T13">:</text:span><text:span text:style-name="T6">)</text:span><text:span text:style-name="T11">'</text:span><text:span text:style-name="T2">,imp</text:span><text:span text:style-name="T11">=</text:span><text:span text:style-name="T8">2</text:span><text:span text:style-name="T6">)</text:span><text:span text:style-name="T2">;</text:span></text:p>
      <text:p text:style-name="Standard"><text:s text:c="3"/><text:span text:style-name="T2">all_theta</text:span><text:span text:style-name="T6">(</text:span><text:span text:style-name="T2">ii,</text:span><text:span text:style-name="T13">:</text:span><text:span text:style-name="T6">)</text:span><text:span text:style-name="T11">=</text:span><text:span text:style-name="T2">bb</text:span><text:span text:style-name="T11">'</text:span><text:span text:style-name="T2">;</text:span></text:p>
      <text:p text:style-name="Standard"><text:s text:c="4"/><text:span text:style-name="T9">//disp()</text:span></text:p>
      <text:p text:style-name="P15">end</text:p>
      <text:p text:style-name="P12"/>
      <text:p text:style-name="Standard"><text:span text:style-name="T16"><text:tab/>Dans la 3</text:span><text:span text:style-name="T17">e</text:span><text:span text:style-name="T16"> partie, nous abordons l'affichage des images cibles et la prédiction du chiffre.</text:span></text:p>
      <text:p text:style-name="P12"/>
      <text:p text:style-name="P8"/>
      <text:list xml:id="list40724048" text:continue-list="list40719502" text:style-name="L1">
        <text:list-item>
          <text:p text:style-name="P18">Exécution du programme</text:p>
        </text:list-item>
      </text:list>
      <text:p text:style-name="P3"/>
      <text:p text:style-name="P3"><text:tab/>Lorsqu'on lance le programme, on a 2 parties : Entrainement et Prédiction. Dans la première partie, l'appel de la fonction optim nous permet de voir le déroulement des itérations pour chaque image. </text:p>
      <text:p text:style-name="P3"><text:tab/>Voici l'affichage de cette partie : </text:p>
      <text:p text:style-name="P3"><text:s/>iter num <text:s text:c="3"/>1, nb calls= <text:s text:c="2"/>1, f= 0.6931</text:p>
      <text:p text:style-name="P3"><text:s/>iter num <text:s text:c="3"/>2, nb calls= <text:s text:c="2"/>2, f= 0.2639</text:p>
      <text:p text:style-name="P3"><text:s/>iter num <text:s text:c="3"/>3, nb calls= <text:s text:c="2"/>4, f= 0.1726</text:p>
      <text:p text:style-name="P3">….</text:p>
      <text:p text:style-name="P3"><text:s/>iter num <text:s text:c="2"/>98, nb calls= <text:s/>99, f= 0.1328E-01</text:p>
      <text:p text:style-name="P3"><text:s/>iter num <text:s text:c="2"/>99, nb calls= 100, f= 0.1327E-01</text:p>
      <text:p text:style-name="P3"><text:s/>iter num <text:s text:c="2"/>99, nb calls= 100, f= 0.1327E-01</text:p>
      <text:p text:style-name="P3">***** leaves -qn code-, gradient norm= <text:s/>0.1960448544058139E-03</text:p>
      <text:p text:style-name="P3">Optim s'est arrêté : Le nombre maximum d'appels à f a été atteint.</text:p>
      <text:p text:style-name="P3"/>
      <text:p text:style-name="P3"><text:tab/>A la fin des itérations, on obtient la norme du gradient, c'est à dire la dérivée partielle pour cette image.</text:p>
      <text:p text:style-name="P3"/>
      <text:p text:style-name="P3"><text:tab/>Dans la 2<text:span text:style-name="T18">e</text:span> partie, on obtient le pourcentage de précision avec l'algorithme de la Régression Logistique qui est ici de 96,44 %. On obtient aussi la prédiction de chaque image.</text:p>
      <text:p text:style-name="P3"/>
      <text:p text:style-name="P2">Conclusion</text:p>
      <text:p text:style-name="P3"/>
      <text:p text:style-name="P3"><text:tab/>Cette méthode est beaucoup plus efficace que les méthodes kNN et Naïve Bayes (environ 10 % d'erreu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1:56:21.40</meta:creation-date>
    <dc:date>2013-03-12T20:58:45.30</dc:date>
    <meta:editing-duration>PT37M13S</meta:editing-duration>
    <meta:editing-cycles>5</meta:editing-cycles>
    <meta:generator>LibreOffice/3.5$Windows_x86 LibreOffice_project/3215f89-f603614-ab984f2-7348103-1225a5b</meta:generator>
    <meta:document-statistic meta:table-count="0" meta:image-count="0" meta:object-count="0" meta:page-count="3" meta:paragraph-count="65" meta:word-count="717" meta:character-count="4437" meta:non-whitespace-character-count="3694"/>
  </office:meta>
</office:document-meta>
</file>